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" svg:font-family="Mono" style:font-pitch="fixed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mbria1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ambria2" svg:font-family="Cambria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opptekst_20_og_20_bunntekst">
      <style:paragraph-properties fo:text-align="start" style:justify-single-word="false" style:writing-mode="lr-tb"/>
    </style:style>
    <style:style style:name="P2" style:family="paragraph" style:parent-style-name="Brødtekst">
      <style:paragraph-properties fo:text-align="justify" style:justify-single-word="false" fo:orphans="0" fo:widows="0"/>
    </style:style>
    <style:style style:name="P3" style:family="paragraph" style:parent-style-name="Brødtekst">
      <style:paragraph-properties fo:text-align="justify" style:justify-single-word="false" fo:orphans="0" fo:widows="0">
        <style:tab-stops>
          <style:tab-stop style:position="0.1528in"/>
          <style:tab-stop style:position="0.5in"/>
        </style:tab-stops>
      </style:paragraph-properties>
    </style:style>
    <style:style style:name="P4" style:family="paragraph" style:parent-style-name="Heading_20_4">
      <style:text-properties fo:language="en" fo:country="US"/>
    </style:style>
    <style:style style:name="P5" style:family="paragraph" style:parent-style-name="Brødtekst">
      <style:text-properties fo:language="en" fo:country="US" fo:font-weight="bold" officeooo:paragraph-rsid="0008a473" style:font-weight-asian="bold" style:font-weight-complex="bold"/>
    </style:style>
    <style:style style:name="P6" style:family="paragraph" style:parent-style-name="Brødtekst">
      <style:text-properties fo:language="de" fo:country="DE" fo:font-weight="bold" style:font-weight-asian="bold" style:font-weight-complex="bold"/>
    </style:style>
    <style:style style:name="P7" style:family="paragraph" style:parent-style-name="Brødtekst">
      <style:text-properties officeooo:paragraph-rsid="0008a473"/>
    </style:style>
    <style:style style:name="P8" style:family="paragraph" style:parent-style-name="Brødtekst">
      <style:text-properties style:font-name="Mono"/>
    </style:style>
    <style:style style:name="P9" style:family="paragraph" style:parent-style-name="Brødtekst">
      <style:text-properties style:font-name="Mono" fo:language="it" fo:country="IT"/>
    </style:style>
    <style:style style:name="P10" style:family="paragraph" style:parent-style-name="Brødtekst">
      <style:text-properties style:font-name="Mono" fo:language="de" fo:country="DE"/>
    </style:style>
    <style:style style:name="P11" style:family="paragraph" style:parent-style-name="Brødtekst">
      <style:text-properties style:font-name="Mono" fo:language="en" fo:country="US"/>
    </style:style>
    <style:style style:name="P12" style:family="paragraph" style:parent-style-name="Brødtekst">
      <style:text-properties style:font-name="Mono" fo:language="fr" fo:country="FR"/>
    </style:style>
    <style:style style:name="P13" style:family="paragraph" style:parent-style-name="Brødtekst">
      <style:text-properties style:font-name="Mono" fo:language="da" fo:country="DK"/>
    </style:style>
    <style:style style:name="P14" style:family="paragraph" style:parent-style-name="Brødtekst">
      <style:text-properties fo:font-style="italic" officeooo:paragraph-rsid="0008a473" style:font-style-asian="italic" style:font-style-complex="italic"/>
    </style:style>
    <style:style style:name="P15" style:family="paragraph" style:parent-style-name="Brødtekst">
      <style:text-properties officeooo:paragraph-rsid="00099e30"/>
    </style:style>
    <style:style style:name="P16" style:family="paragraph" style:parent-style-name="Overskrift">
      <style:text-properties fo:language="it" fo:country="IT" officeooo:paragraph-rsid="0008a473"/>
    </style:style>
    <style:style style:name="P17" style:family="paragraph" style:parent-style-name="Overskrift_20_2" style:master-page-name="Standard">
      <style:paragraph-properties style:page-number="1"/>
    </style:style>
    <style:style style:name="T1" style:family="text">
      <style:text-properties fo:language="da" fo:country="DK"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alibri1" fo:language="nl" fo:country="NL" style:font-name-asian="Calibri2" style:font-name-complex="Calibri2"/>
    </style:style>
    <style:style style:name="T4" style:family="text">
      <style:text-properties style:font-name="Calibri1" fo:language="de" fo:country="DE" style:font-name-asian="Calibri2" style:font-name-complex="Calibri2"/>
    </style:style>
    <style:style style:name="T5" style:family="text">
      <style:text-properties style:font-name="Calibri1" fo:language="en" fo:country="US" style:font-name-asian="Calibri2" style:font-name-complex="Calibri2"/>
    </style:style>
    <style:style style:name="T6" style:family="text">
      <style:text-properties style:font-name="Calibri1" style:font-name-asian="Calibri2" style:font-name-complex="Calibri2"/>
    </style:style>
    <style:style style:name="T7" style:family="text">
      <style:text-properties officeooo:rsid="00073201"/>
    </style:style>
    <style:style style:name="T8" style:family="text">
      <style:text-properties officeooo:rsid="000919cc"/>
    </style:style>
    <style:style style:name="T9" style:family="text">
      <style:text-properties officeooo:rsid="0008a473"/>
    </style:style>
    <style:style style:name="T10" style:family="text">
      <style:text-properties style:font-name="Mono" fo:language="de" fo:country="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INF3800/INF4800</text:p>
      <text:p text:style-name="Title">Assignment D</text:p>
      <text:p text:style-name="P5">WHAT TO DELIVER:</text:p>
      <text:p text:style-name="P7">Please submit <text:span text:style-name="T7">a zip containing </text:span>both the implementation task <text:span text:style-name="T7">(the entire project) </text:span>and the pencil-and-paper tasks. <text:span text:style-name="T8">Exercise 2 is optional for INF3800 students.</text:span></text:p>
      <text:p text:style-name="Brødtekst"/>
      <text:p text:style-name="P6">DEADLINE:</text:p>
      <text:p text:style-name="Brødtekst">The assignment must be submitted, using Devilry, by <text:span text:style-name="T9">27</text:span>.0<text:span text:style-name="T9">3</text:span>.201<text:span text:style-name="T9">7</text:span> at the latest.</text:p>
      <text:p text:style-name="Overskrift">On paper</text:p>
      <text:p text:style-name="Brødtekst"/>
      <text:p text:style-name="Overskrift_20_2">Exercise 1:</text:p>
      <text:p text:style-name="Overskrift_20_3">Query term proximity</text:p>
      <text:p text:style-name="P2"/>
      <text:p text:style-name="Brødtekst">The scoring strategies we have considered so far do not take into account the distance between matches of query terms in the documents. <text:s/>For instance, a search for <text:span text:style-name="T1">rachmaninov 3</text:span> will yield the same score for a document where <text:span text:style-name="T1">rachmaninov</text:span> and <text:span text:style-name="T2">3</text:span> directly follow each other, and one where these two terms appear at opposite ends of the document. </text:p>
      <text:p text:style-name="Brødtekst"/>
      <text:p text:style-name="Brødtekst">A scoring method that considers the relative closeness of the query terms is generally desirable. How can it be integrated in a search engine? Provide a few alternative options for such implementation, and describe the advantages and disadvantages of each.</text:p>
      <text:p text:style-name="Overskrift_20_3"/>
      <text:p text:style-name="Overskrift_20_2">Exercise 2: <text:span text:style-name="T9">(Optional for INF3800)</text:span></text:p>
      <text:p text:style-name="Overskrift_20_3">Relevance evaluation</text:p>
      <text:p text:style-name="P4">Task 1</text:p>
      <text:p text:style-name="Brødtekst">You want to quantify how relevant the results returned by a given search</text:p>
      <text:p text:style-name="Brødtekst">engine are, given a set of benchmark queries with relevance judgments. For the three benchmark queries below the search engine’s top 10 results are:</text:p>
      <text:p text:style-name="Brødtekst"/>
      <text:p text:style-name="P9">ariana grande</text:p>
      <text:p text:style-name="P10">RNRNNRNNRR</text:p>
      <text:p text:style-name="P8"/>
      <text:p text:style-name="P8">trine skei grande</text:p>
      <text:p text:style-name="P10">NRNNRNRNNN</text:p>
      <text:p text:style-name="P8"/>
      <text:p text:style-name="P11">jono el grande</text:p>
      <text:p text:style-name="Brødtekst"><text:span text:style-name="T10">RNNRNNNNNR</text:span></text:p>
      <text:p text:style-name="Brødtekst"><text:soft-page-break/>Here R indicates a document that is relevant to the query and N indicates a nonrelevant document. You can assume that all relevant documents are among the top 10 results. What is the search engine’s MAP (mean average precision) on this set of benchmark queries?</text:p>
      <text:p text:style-name="Brødtekst"/>
      <text:p text:style-name="Heading_20_4">Taks 2</text:p>
      <text:p text:style-name="Brødtekst"><text:s/>Wanting to go beyond binary relevancy judgments, you now produce a</text:p>
      <text:p text:style-name="Brødtekst">benchmark query “grande latte” with relevance judgments on a scale of [0, 16] as</text:p>
      <text:p text:style-name="Brødtekst">follows:</text:p>
      <text:p text:style-name="Brødtekst"/>
      <text:p text:style-name="P8">Document A = 4</text:p>
      <text:p text:style-name="P8">Document B = 2</text:p>
      <text:p text:style-name="P8">Document C = 8</text:p>
      <text:p text:style-name="P8">Document D = 16</text:p>
      <text:p text:style-name="P8"/>
      <text:p text:style-name="Brødtekst">For all other documents the relevancy judgment is assumed 0 for this query. For this query the search engine’s top 10 results are:</text:p>
      <text:p text:style-name="Brødtekst"/>
      <text:p text:style-name="P12">grande latte</text:p>
      <text:p text:style-name="P13">ADXCXXXBXX</text:p>
      <text:p text:style-name="Brødtekst"/>
      <text:p text:style-name="Brødtekst">Here X indicates a document other than the ones listed above. What is the search</text:p>
      <text:p text:style-name="Brødtekst">engine’s DCG (discounted cumulative gain) score at rank 10 for this query? Use a</text:p>
      <text:p text:style-name="Brødtekst">simple logarithmic discounting.</text:p>
      <text:p text:style-name="Brødtekst"/>
      <text:p text:style-name="P4">Task 3</text:p>
      <text:p text:style-name="Brødtekst">Explain how you would normalize the DCG score you computed above to</text:p>
      <text:p text:style-name="Brødtekst">arrive at the search engine’s NDCG (normalized DCG) score at rank 10.</text:p>
      <text:p text:style-name="Brødtekst"/>
      <text:p text:style-name="P14"><text:span text:style-name="T9">(</text:span>This exercise is taken from the V15 final exam<text:span text:style-name="T9">)</text:span></text:p>
      <text:p text:style-name="P16">In code</text:p>
      <text:p text:style-name="Overskrift_20_3">TF-IDF weighting</text:p>
      <text:p text:style-name="P3"/>
      <text:p text:style-name="Brødtekst">In the previous assignment, we implemented a query evaluator, and relied on a simplistic <text:span text:style-name="T3">BrainDeadRanker</text:span> to return the relevance score. <text:s/>The only operation performed by <text:span text:style-name="T3">BrainDeadRanker</text:span> was to calculate the overlap between the words in the query and the ones in the document.</text:p>
      <text:p text:style-name="Brødtekst"/>
      <text:p text:style-name="Brødtekst">A more realistic search engine should use a weighting scheme for the words in the document, given some words are more relevant than others. For instance, if you search for the query <text:span text:style-name="T1">rachmaninov 3</text:span>, you will probably be more interested in the documents which include <text:span text:style-name="T1">rachmaninov</text:span> than the ones which include <text:span text:style-name="T2">3</text:span>.</text:p>
      <text:p text:style-name="Brødtekst"/>
      <text:p text:style-name="P15"><text:soft-page-break/>TF-IDF is such a weighting scheme. <text:s/>In this assignment, we will therefore replace the <text:span text:style-name="T3">BrainDeadRanker</text:span> by a new <text:span text:style-name="T4">TfIdfRanker</text:span>. <text:s/>Your task is to implement the <text:span text:style-name="T5">update(</text:span><text:span text:style-name="T6">…)</text:span> method in the<text:span text:style-name="T4"> TfIdfRanker</text:span>, and ensure that the result is correct using the provided JUnit test.</text:p>
      <text:p text:style-name="P15"/>
      <text:p text:style-name="Overskrift_20_3">Document similarity</text:p>
      <text:p text:style-name="P3"/>
      <text:p text:style-name="Brødtekst">Many search engines (such as Google) offer the possibility to find similar pages after a search. <text:s/>This can be done by computing the cosine similarity between documents, and returning the documents with the highest score. <text:s/>To do this, you have to extend the system with a document vector representation. <text:s/>Each document gets a distinct document vector, which can then be compared with other document vectors using the cosine similarity measure.</text:p>
      <text:p text:style-name="Brødtekst"/>
      <text:p text:style-name="Brødtekst"><text:span text:style-name="T6">DocumentEvaluator</text:span> evaluates an input document against all other documents in the document store, and returns the documents with highest cosine score. <text:s/>You can keep this class as it is, and complete the implementation of <text:span text:style-name="T6">DocumentVector</text:span>. <text:s/>Again, use the JUnit test to determine whether your code is correct.</text:p>
      <text:p text:style-name="Brødteks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" svg:font-family="Mono" style:font-pitch="fixed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mbria1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ambria2" svg:font-family="Cambria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padding="0in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opptekst_20_og_20_bunntekst" style:display-name="Topptekst og bunntekst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>
        <style:tab-stops>
          <style:tab-stop style:position="6.2638in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2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Overskrift_20_2" style:display-name="Overskrift 2" style:family="paragraph" style:default-outline-level="">
      <loext:graphic-properties draw:fill="solid" draw:fill-color="#ffffff"/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4f81bd" style:text-outline="false" style:text-line-through-style="none" style:text-line-through-type="none" style:text-position="0% 100%" style:font-name="Calibri1" fo:font-family="Calibri" style:font-family-generic="roman" style:font-pitch="variable" fo:font-size="13pt" fo:letter-spacing="normal" fo:language="en" fo:country="US" fo:font-style="normal" style:text-underline-style="none" fo:font-weight="bold" style:letter-kerning="false" style:font-name-asian="Calibri2" style:font-family-asian="Calibri" style:font-family-generic-asian="system" style:font-pitch-asian="variable" style:font-size-asian="13pt" style:font-style-asian="normal" style:font-weight-asian="bold" style:font-name-complex="Calibri2" style:font-family-complex="Calibri" style:font-family-generic-complex="system" style:font-pitch-complex="variable" style:font-size-complex="13pt" style:font-style-complex="normal" style:font-weight-complex="bold" fo:hyphenate="true" fo:hyphenation-remain-char-count="2" fo:hyphenation-push-char-count="2"/>
    </style:style>
    <style:style style:name="Brødtekst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Cambria" fo:font-family="Cambria" style:font-family-generic="roman" style:font-pitch="variable" fo:font-size="12pt" fo:letter-spacing="normal" fo:language="en" fo:country="US" fo:font-style="normal" style:text-underline-style="none" fo:font-weight="normal" style:letter-kerning="false" style:font-name-asian="Cambria2" style:font-family-asian="Cambria" style:font-family-generic-asian="system" style:font-pitch-asian="variable" style:font-size-asian="12pt" style:font-style-asian="normal" style:font-weight-asian="normal" style:font-name-complex="Cambria2" style:font-family-complex="Cambria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next-style-name="Brødtekst" style:default-outline-level="" style:class="chapter">
      <loext:graphic-properties draw:fill="solid" draw:fill-color="#ffffff"/>
      <style:paragraph-properties fo:margin-left="0in" fo:margin-right="0in" fo:margin-top="0in" fo:margin-bottom="0.2083in" loext:contextual-spacing="false" fo:line-height="100%" fo:text-align="start" style:justify-single-word="false" fo:keep-together="always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pt" fo:letter-spacing="normal" fo:language="en" fo:country="US" fo:font-style="normal" style:text-underline-style="none" fo:font-weight="normal" style:letter-kerning="false" style:font-name-asian="Calibri2" style:font-family-asian="Calibri" style:font-family-generic-asian="system" style:font-pitch-asian="variable" style:font-size-asian="26pt" style:font-style-asian="normal" style:font-weight-asian="normal" style:font-name-complex="Calibri2" style:font-family-complex="Calibri" style:font-family-generic-complex="system" style:font-pitch-complex="variable" style:font-size-complex="26pt" style:font-style-complex="normal" style:font-weight-complex="normal" fo:hyphenate="true" fo:hyphenation-remain-char-count="2" fo:hyphenation-push-char-count="2"/>
    </style:style>
    <style:style style:name="Overskrift" style:family="paragraph" style:next-style-name="Brødtekst" style:default-outline-level="">
      <loext:graphic-properties draw:fill="solid" draw:fill-color="#ffffff"/>
      <style:paragraph-properties fo:margin-left="0in" fo:margin-right="0in" fo:margin-top="0.3335in" fo:margin-bottom="0in" loext:contextual-spacing="false" fo:line-height="100%" fo:text-align="start" style:justify-single-word="false" fo:keep-together="always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335b8a" style:text-outline="false" style:text-line-through-style="none" style:text-line-through-type="none" style:text-position="0% 100%" style:font-name="Calibri1" fo:font-family="Calibri" style:font-family-generic="roman" style:font-pitch="variable" fo:font-size="16pt" fo:letter-spacing="normal" fo:language="fr" fo:country="FR" fo:font-style="normal" style:text-underline-style="none" fo:font-weight="bold" style:letter-kerning="false" style:font-name-asian="Calibri2" style:font-family-asian="Calibri" style:font-family-generic-asian="system" style:font-pitch-asian="variable" style:font-size-asian="16pt" style:font-style-asian="normal" style:font-weight-asian="bold" style:font-name-complex="Calibri2" style:font-family-complex="Calibri" style:font-family-generic-complex="system" style:font-pitch-complex="variable" style:font-size-complex="16pt" style:font-style-complex="normal" style:font-weight-complex="bold" fo:hyphenate="true" fo:hyphenation-remain-char-count="2" fo:hyphenation-push-char-count="2"/>
    </style:style>
    <style:style style:name="Overskrift_20_3" style:display-name="Overskrift 3" style:family="paragraph" style:next-style-name="Brødtekst" style:default-outline-level="">
      <loext:graphic-properties draw:fill="solid" draw:fill-color="#ffffff"/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4f81bd" style:text-outline="false" style:text-line-through-style="none" style:text-line-through-type="none" style:text-position="0% 100%" style:font-name="Calibri1" fo:font-family="Calibri" style:font-family-generic="roman" style:font-pitch="variable" fo:font-size="12pt" fo:letter-spacing="normal" fo:language="en" fo:country="US" fo:font-style="normal" style:text-underline-style="none" fo:font-weight="bold" style:letter-kerning="false" style:font-name-asian="Calibri2" style:font-family-asian="Calibri" style:font-family-generic-asian="system" style:font-pitch-asian="variable" style:font-size-asian="12pt" style:font-style-asian="normal" style:font-weight-asian="bold" style:font-name-complex="Calibri2" style:font-family-complex="Calibri" style:font-family-generic-complex="system" style:font-pitch-complex="variable" style:font-size-complex="12pt" style:font-style-complex="normal" style:font-weight-complex="bold" fo:hyphenate="true" fo:hyphenation-remain-char-count="2" fo:hyphenation-push-char-count="2"/>
    </style:style>
    <style:style style:name="Heading_20_4" style:display-name="Heading 4" style:family="paragraph" style:parent-style-name="Heading" style:next-style-name="Brødtekst" style:default-outline-level="" style:class="text">
      <loext:graphic-properties draw:fill="solid" draw:fill-color="#ffffff"/>
      <style:paragraph-properties fo:margin-left="0in" fo:margin-right="0in" fo:margin-top="0.1665in" fo:margin-bottom="0.028in" loext:contextual-spacing="false" fo:text-align="start" style:justify-single-word="false" fo:keep-together="always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Cambria1" fo:font-family="Cambria" style:font-family-generic="swiss" style:font-pitch="variable" fo:font-size="12pt" fo:letter-spacing="normal" fo:font-style="normal" style:text-underline-style="none" fo:font-weight="bold" style:letter-kerning="false" style:font-name-asian="Cambria2" style:font-family-asian="Cambria" style:font-family-generic-asian="system" style:font-pitch-asian="variable" style:font-size-asian="12pt" style:font-style-asian="normal" style:font-weight-asian="bold" style:font-name-complex="Cambria2" style:font-family-complex="Cambria" style:font-family-generic-complex="system" style:font-pitch-complex="variable" style:font-size-complex="12pt" style:font-style-complex="normal" style:font-weight-complex="bold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opptekst_20_og_20_bunntekst">
      <style:paragraph-properties fo:text-align="start" style:justify-single-word="false" style:writing-mode="lr-tb"/>
    </style:style>
    <style:page-layout style:name="Mpm1">
      <style:page-layout-properties fo:page-width="8.2681in" fo:page-height="11.6929in" style:num-format="1" style:print-orientation="portrait" fo:margin-top="0.5in" fo:margin-bottom="0.5in" fo:margin-left="1.25in" fo:margin-right="1.25in" style:writing-mode="rl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2-06T15:56:22.333818645</dc:date>
    <meta:editing-duration>PT3M52S</meta:editing-duration>
    <meta:editing-cycles>1</meta:editing-cycles>
    <meta:document-statistic meta:table-count="0" meta:image-count="0" meta:object-count="0" meta:page-count="3" meta:paragraph-count="49" meta:word-count="647" meta:character-count="3919" meta:non-whitespace-character-count="3310"/>
  </office:meta>
</office:document-meta>
</file>